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pt"/>
    </style:style>
    <style:style style:name="co2" style:family="table-column">
      <style:table-column-properties fo:break-before="auto" style:column-width="81.3pt"/>
    </style:style>
    <style:style style:name="co3" style:family="table-column">
      <style:table-column-properties fo:break-before="auto" style:column-width="123.76pt"/>
    </style:style>
    <style:style style:name="co4" style:family="table-column">
      <style:table-column-properties fo:break-before="auto" style:column-width="112.14pt"/>
    </style:style>
    <style:style style:name="co5" style:family="table-column">
      <style:table-column-properties fo:break-before="auto" style:column-width="122.94pt"/>
    </style:style>
    <style:style style:name="co6" style:family="table-column">
      <style:table-column-properties fo:break-before="auto" style:column-width="117.55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111.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queue-results" table:style-name="ta1">
        <table:shapes>
          <draw:frame draw:z-index="0" draw:style-name="gr1" draw:text-style-name="P1" svg:width="453.51pt" svg:height="255.09pt" svg:x="523.59pt" svg:y="2.83pt">
            <draw:object draw:notify-on-update-of-ranges="'queue-results'.A1:'queue-results'.A1 'queue-results'.A2:'queue-results'.A11 'queue-results'.B1:'queue-results'.B1 'queue-results'.B2:'queue-results'.B11 'queue-results'.A1:'queue-results'.A1 'queue-results'.A2:'queue-results'.A11 'queue-results'.C1:'queue-results'.C1 'queue-results'.C2:'queue-results'.C11 'queue-results'.A1:'queue-results'.A1 'queue-results'.A2:'queue-results'.A11 'queue-results'.D1:'queue-results'.D1 'queue-results'.D2:'queue-results'.D11 'queue-results'.A1:'queue-results'.A1 'queue-results'.A2:'queue-results'.A11 'queue-results'.E1:'queue-results'.E1 'queue-results'.E2:'queue-results'.E11 'queue-results'.A1:'queue-results'.A1 'queue-results'.A2:'queue-results'.A11 'queue-results'.F1:'queue-results'.F1 'queue-results'.F2:'queue-results'.F11 'queue-results'.A1:'queue-results'.A1 'queue-results'.A2:'queue-results'.A11 'queue-results'.G1:'queue-results'.G1 'queue-results'.G2:'queue-results'.G11 'queue-results'.A1:'queue-results'.A1 'queue-results'.A2:'queue-results'.A11 'queue-results'.H1:'queue-results'.H1 'queue-results'.H2:'queue-results'.H11 'queue-results'.A1:'queue-results'.A1 'queue-results'.A2:'queue-results'.A11 'queue-results'.I1:'queue-results'.I1 'queue-results'.I2:'queue-results'.I1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hreads cnt</text:p>
          </table:table-cell>
          <table:table-cell office:value-type="string" calcext:value-type="string">
            <text:p>lock-free queue"</text:p>
          </table:table-cell>
          <table:table-cell office:value-type="string" calcext:value-type="string">
            <text:p>lock-free queue with pool"</text:p>
          </table:table-cell>
          <table:table-cell office:value-type="string" calcext:value-type="string">
            <text:p>boost::lockfree::queue"</text:p>
          </table:table-cell>
          <table:table-cell office:value-type="string" calcext:value-type="string">
            <text:p>cds::container::msqueue"</text:p>
          </table:table-cell>
          <table:table-cell office:value-type="string" calcext:value-type="string">
            <text:p>cds::container::fcqueue"</text:p>
          </table:table-cell>
          <table:table-cell office:value-type="string" calcext:value-type="string">
            <text:p>tbb::concurent_queue"</text:p>
          </table:table-cell>
          <table:table-cell office:value-type="string" calcext:value-type="string">
            <text:p>std::queue with mutex"</text:p>
          </table:table-cell>
          <table:table-cell office:value-type="string" calcext:value-type="string">
            <text:p>std::queue with spin-lock"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2600" calcext:value-type="float">
            <text:p>2002600</text:p>
          </table:table-cell>
          <table:table-cell office:value-type="float" office:value="6563070" calcext:value-type="float">
            <text:p>6563070</text:p>
          </table:table-cell>
          <table:table-cell office:value-type="float" office:value="6402060" calcext:value-type="float">
            <text:p>6402060</text:p>
          </table:table-cell>
          <table:table-cell office:value-type="float" office:value="3217950" calcext:value-type="float">
            <text:p>3217950</text:p>
          </table:table-cell>
          <table:table-cell office:value-type="float" office:value="5742940" calcext:value-type="float">
            <text:p>5742940</text:p>
          </table:table-cell>
          <table:table-cell office:value-type="float" office:value="8398930" calcext:value-type="float">
            <text:p>8398930</text:p>
          </table:table-cell>
          <table:table-cell office:value-type="float" office:value="7380840" calcext:value-type="float">
            <text:p>7380840</text:p>
          </table:table-cell>
          <table:table-cell office:value-type="float" office:value="8769220" calcext:value-type="float">
            <text:p>87692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66060" calcext:value-type="float">
            <text:p>1766060</text:p>
          </table:table-cell>
          <table:table-cell office:value-type="float" office:value="4701250" calcext:value-type="float">
            <text:p>4701250</text:p>
          </table:table-cell>
          <table:table-cell office:value-type="float" office:value="1165920" calcext:value-type="float">
            <text:p>1165920</text:p>
          </table:table-cell>
          <table:table-cell office:value-type="float" office:value="3567550" calcext:value-type="float">
            <text:p>3567550</text:p>
          </table:table-cell>
          <table:table-cell office:value-type="float" office:value="5674610" calcext:value-type="float">
            <text:p>5674610</text:p>
          </table:table-cell>
          <table:table-cell office:value-type="float" office:value="3476770" calcext:value-type="float">
            <text:p>3476770</text:p>
          </table:table-cell>
          <table:table-cell office:value-type="float" office:value="3979130" calcext:value-type="float">
            <text:p>3979130</text:p>
          </table:table-cell>
          <table:table-cell office:value-type="float" office:value="8623380" calcext:value-type="float">
            <text:p>86233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601050" calcext:value-type="float">
            <text:p>1601050</text:p>
          </table:table-cell>
          <table:table-cell office:value-type="float" office:value="4623370" calcext:value-type="float">
            <text:p>4623370</text:p>
          </table:table-cell>
          <table:table-cell office:value-type="float" office:value="4314340" calcext:value-type="float">
            <text:p>4314340</text:p>
          </table:table-cell>
          <table:table-cell office:value-type="float" office:value="3274460" calcext:value-type="float">
            <text:p>3274460</text:p>
          </table:table-cell>
          <table:table-cell office:value-type="float" office:value="5743900" calcext:value-type="float">
            <text:p>5743900</text:p>
          </table:table-cell>
          <table:table-cell office:value-type="float" office:value="3183090" calcext:value-type="float">
            <text:p>3183090</text:p>
          </table:table-cell>
          <table:table-cell office:value-type="float" office:value="4083020" calcext:value-type="float">
            <text:p>4083020</text:p>
          </table:table-cell>
          <table:table-cell office:value-type="float" office:value="7973020" calcext:value-type="float">
            <text:p>797302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65110" calcext:value-type="float">
            <text:p>1565110</text:p>
          </table:table-cell>
          <table:table-cell office:value-type="float" office:value="4284630" calcext:value-type="float">
            <text:p>4284630</text:p>
          </table:table-cell>
          <table:table-cell office:value-type="float" office:value="4376350" calcext:value-type="float">
            <text:p>4376350</text:p>
          </table:table-cell>
          <table:table-cell office:value-type="float" office:value="3455650" calcext:value-type="float">
            <text:p>3455650</text:p>
          </table:table-cell>
          <table:table-cell office:value-type="float" office:value="5713420" calcext:value-type="float">
            <text:p>5713420</text:p>
          </table:table-cell>
          <table:table-cell office:value-type="float" office:value="2986320" calcext:value-type="float">
            <text:p>2986320</text:p>
          </table:table-cell>
          <table:table-cell office:value-type="float" office:value="3857330" calcext:value-type="float">
            <text:p>3857330</text:p>
          </table:table-cell>
          <table:table-cell office:value-type="float" office:value="8031730" calcext:value-type="float">
            <text:p>803173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612640" calcext:value-type="float">
            <text:p>1612640</text:p>
          </table:table-cell>
          <table:table-cell office:value-type="float" office:value="4510600" calcext:value-type="float">
            <text:p>4510600</text:p>
          </table:table-cell>
          <table:table-cell office:value-type="float" office:value="4233800" calcext:value-type="float">
            <text:p>4233800</text:p>
          </table:table-cell>
          <table:table-cell office:value-type="float" office:value="3495650" calcext:value-type="float">
            <text:p>3495650</text:p>
          </table:table-cell>
          <table:table-cell office:value-type="float" office:value="5750430" calcext:value-type="float">
            <text:p>5750430</text:p>
          </table:table-cell>
          <table:table-cell office:value-type="float" office:value="2889660" calcext:value-type="float">
            <text:p>2889660</text:p>
          </table:table-cell>
          <table:table-cell office:value-type="float" office:value="3918830" calcext:value-type="float">
            <text:p>3918830</text:p>
          </table:table-cell>
          <table:table-cell office:value-type="float" office:value="7876510" calcext:value-type="float">
            <text:p>78765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05100" calcext:value-type="float">
            <text:p>1505100</text:p>
          </table:table-cell>
          <table:table-cell office:value-type="float" office:value="4543280" calcext:value-type="float">
            <text:p>4543280</text:p>
          </table:table-cell>
          <table:table-cell office:value-type="float" office:value="4149440" calcext:value-type="float">
            <text:p>4149440</text:p>
          </table:table-cell>
          <table:table-cell office:value-type="float" office:value="3503140" calcext:value-type="float">
            <text:p>3503140</text:p>
          </table:table-cell>
          <table:table-cell office:value-type="float" office:value="5703520" calcext:value-type="float">
            <text:p>5703520</text:p>
          </table:table-cell>
          <table:table-cell office:value-type="float" office:value="2830830" calcext:value-type="float">
            <text:p>2830830</text:p>
          </table:table-cell>
          <table:table-cell office:value-type="float" office:value="4092500" calcext:value-type="float">
            <text:p>4092500</text:p>
          </table:table-cell>
          <table:table-cell office:value-type="float" office:value="7801660" calcext:value-type="float">
            <text:p>78016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90840" calcext:value-type="float">
            <text:p>1690840</text:p>
          </table:table-cell>
          <table:table-cell office:value-type="float" office:value="4901550" calcext:value-type="float">
            <text:p>4901550</text:p>
          </table:table-cell>
          <table:table-cell office:value-type="float" office:value="4215950" calcext:value-type="float">
            <text:p>4215950</text:p>
          </table:table-cell>
          <table:table-cell office:value-type="float" office:value="3500670" calcext:value-type="float">
            <text:p>3500670</text:p>
          </table:table-cell>
          <table:table-cell office:value-type="float" office:value="5708490" calcext:value-type="float">
            <text:p>5708490</text:p>
          </table:table-cell>
          <table:table-cell office:value-type="float" office:value="2509780" calcext:value-type="float">
            <text:p>2509780</text:p>
          </table:table-cell>
          <table:table-cell office:value-type="float" office:value="3932460" calcext:value-type="float">
            <text:p>3932460</text:p>
          </table:table-cell>
          <table:table-cell office:value-type="float" office:value="7118370" calcext:value-type="float">
            <text:p>711837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50810" calcext:value-type="float">
            <text:p>1550810</text:p>
          </table:table-cell>
          <table:table-cell office:value-type="float" office:value="4165110" calcext:value-type="float">
            <text:p>4165110</text:p>
          </table:table-cell>
          <table:table-cell office:value-type="float" office:value="4150980" calcext:value-type="float">
            <text:p>4150980</text:p>
          </table:table-cell>
          <table:table-cell office:value-type="float" office:value="3483970" calcext:value-type="float">
            <text:p>3483970</text:p>
          </table:table-cell>
          <table:table-cell office:value-type="float" office:value="5727740" calcext:value-type="float">
            <text:p>5727740</text:p>
          </table:table-cell>
          <table:table-cell office:value-type="float" office:value="2404500" calcext:value-type="float">
            <text:p>2404500</text:p>
          </table:table-cell>
          <table:table-cell office:value-type="float" office:value="3811570" calcext:value-type="float">
            <text:p>3811570</text:p>
          </table:table-cell>
          <table:table-cell office:value-type="float" office:value="6711340" calcext:value-type="float">
            <text:p>67113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06640" calcext:value-type="float">
            <text:p>1506640</text:p>
          </table:table-cell>
          <table:table-cell office:value-type="float" office:value="4467820" calcext:value-type="float">
            <text:p>4467820</text:p>
          </table:table-cell>
          <table:table-cell office:value-type="float" office:value="4168560" calcext:value-type="float">
            <text:p>4168560</text:p>
          </table:table-cell>
          <table:table-cell office:value-type="float" office:value="3449660" calcext:value-type="float">
            <text:p>3449660</text:p>
          </table:table-cell>
          <table:table-cell office:value-type="float" office:value="5693490" calcext:value-type="float">
            <text:p>5693490</text:p>
          </table:table-cell>
          <table:table-cell office:value-type="float" office:value="2241980" calcext:value-type="float">
            <text:p>2241980</text:p>
          </table:table-cell>
          <table:table-cell office:value-type="float" office:value="3801590" calcext:value-type="float">
            <text:p>3801590</text:p>
          </table:table-cell>
          <table:table-cell office:value-type="float" office:value="6420020" calcext:value-type="float">
            <text:p>64200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608320" calcext:value-type="float">
            <text:p>1608320</text:p>
          </table:table-cell>
          <table:table-cell office:value-type="float" office:value="4319490" calcext:value-type="float">
            <text:p>4319490</text:p>
          </table:table-cell>
          <table:table-cell office:value-type="float" office:value="4058860" calcext:value-type="float">
            <text:p>4058860</text:p>
          </table:table-cell>
          <table:table-cell office:value-type="float" office:value="3424590" calcext:value-type="float">
            <text:p>3424590</text:p>
          </table:table-cell>
          <table:table-cell office:value-type="float" office:value="5647110" calcext:value-type="float">
            <text:p>5647110</text:p>
          </table:table-cell>
          <table:table-cell office:value-type="float" office:value="1524190" calcext:value-type="float">
            <text:p>1524190</text:p>
          </table:table-cell>
          <table:table-cell office:value-type="float" office:value="3818250" calcext:value-type="float">
            <text:p>3818250</text:p>
          </table:table-cell>
          <table:table-cell office:value-type="float" office:value="5406540" calcext:value-type="float">
            <text:p>54065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4T15:18:09.164699309</dc:date>
    <dc:creator>andrew </dc:creator>
    <meta:editing-duration>PT58S</meta:editing-duration>
    <meta:editing-cycles>1</meta:editing-cycles>
    <meta:document-statistic meta:table-count="1" meta:cell-count="99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14cm" svg:y="2.458cm" style:legend-expansion="high" chart:style-name="ch2"/>
        <chart:plot-area chart:style-name="ch3" table:cell-range-address="'queue-results'.A1:'queue-results'.I11" chart:data-source-has-labels="row" svg:x="0.32cm" svg:y="0.18cm" svg:width="10.074cm" svg:height="8.64cm">
          <chartooo:coordinate-region svg:x="1.867cm" svg:y="0.379cm" svg:width="8.15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queue-results'.B2:'queue-results'.B11" chart:label-cell-address="'queue-results'.B1:'queue-results'.B1" chart:class="chart:scatter">
            <chart:domain table:cell-range-address="'queue-results'.A2:'queue-results'.A11"/>
            <chart:data-point chart:repeated="10"/>
          </chart:series>
          <chart:series chart:style-name="ch7" chart:values-cell-range-address="'queue-results'.C2:'queue-results'.C11" chart:label-cell-address="'queue-results'.C1:'queue-results'.C1" chart:class="chart:scatter">
            <chart:data-point chart:repeated="10"/>
          </chart:series>
          <chart:series chart:style-name="ch8" chart:values-cell-range-address="'queue-results'.D2:'queue-results'.D11" chart:label-cell-address="'queue-results'.D1:'queue-results'.D1" chart:class="chart:scatter">
            <chart:data-point chart:repeated="10"/>
          </chart:series>
          <chart:series chart:style-name="ch9" chart:values-cell-range-address="'queue-results'.E2:'queue-results'.E11" chart:label-cell-address="'queue-results'.E1:'queue-results'.E1" chart:class="chart:scatter">
            <chart:data-point chart:repeated="10"/>
          </chart:series>
          <chart:series chart:style-name="ch10" chart:values-cell-range-address="'queue-results'.F2:'queue-results'.F11" chart:label-cell-address="'queue-results'.F1:'queue-results'.F1" chart:class="chart:scatter">
            <chart:data-point chart:repeated="10"/>
          </chart:series>
          <chart:series chart:style-name="ch11" chart:values-cell-range-address="'queue-results'.G2:'queue-results'.G11" chart:label-cell-address="'queue-results'.G1:'queue-results'.G1" chart:class="chart:scatter">
            <chart:data-point chart:repeated="10"/>
          </chart:series>
          <chart:series chart:style-name="ch12" chart:values-cell-range-address="'queue-results'.H2:'queue-results'.H11" chart:label-cell-address="'queue-results'.H1:'queue-results'.H1" chart:class="chart:scatter">
            <chart:data-point chart:repeated="10"/>
          </chart:series>
          <chart:series chart:style-name="ch13" chart:values-cell-range-address="'queue-results'.I2:'queue-results'.I11" chart:label-cell-address="'queue-results'.I1:'queue-results'.I1" chart:class="chart:scatter"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ock-free queue"</text:p>
                <draw:g>
                  <svg:desc>'queue-results'.B1:'queue-results'.B1</svg:desc>
                </draw:g>
              </table:table-cell>
              <table:table-cell office:value-type="string">
                <text:p>lock-free queue with pool"</text:p>
                <draw:g>
                  <svg:desc>'queue-results'.C1:'queue-results'.C1</svg:desc>
                </draw:g>
              </table:table-cell>
              <table:table-cell office:value-type="string">
                <text:p>boost::lockfree::queue"</text:p>
                <draw:g>
                  <svg:desc>'queue-results'.D1:'queue-results'.D1</svg:desc>
                </draw:g>
              </table:table-cell>
              <table:table-cell office:value-type="string">
                <text:p>cds::container::msqueue"</text:p>
                <draw:g>
                  <svg:desc>'queue-results'.E1:'queue-results'.E1</svg:desc>
                </draw:g>
              </table:table-cell>
              <table:table-cell office:value-type="string">
                <text:p>cds::container::fcqueue"</text:p>
                <draw:g>
                  <svg:desc>'queue-results'.F1:'queue-results'.F1</svg:desc>
                </draw:g>
              </table:table-cell>
              <table:table-cell office:value-type="string">
                <text:p>tbb::concurent_queue"</text:p>
                <draw:g>
                  <svg:desc>'queue-results'.G1:'queue-results'.G1</svg:desc>
                </draw:g>
              </table:table-cell>
              <table:table-cell office:value-type="string">
                <text:p>std::queue with mutex"</text:p>
                <draw:g>
                  <svg:desc>'queue-results'.H1:'queue-results'.H1</svg:desc>
                </draw:g>
              </table:table-cell>
              <table:table-cell office:value-type="string">
                <text:p>std::queue with spin-lock"</text:p>
                <draw:g>
                  <svg:desc>'queue-results'.I1:'queue-results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queue-results'.A2:'queue-results'.A11</svg:desc>
                </draw:g>
              </table:table-cell>
              <table:table-cell office:value-type="float" office:value="2002600">
                <text:p>2002600</text:p>
                <draw:g>
                  <svg:desc>'queue-results'.B2:'queue-results'.B11</svg:desc>
                </draw:g>
              </table:table-cell>
              <table:table-cell office:value-type="float" office:value="6563070">
                <text:p>6563070</text:p>
                <draw:g>
                  <svg:desc>'queue-results'.C2:'queue-results'.C11</svg:desc>
                </draw:g>
              </table:table-cell>
              <table:table-cell office:value-type="float" office:value="6402060">
                <text:p>6402060</text:p>
                <draw:g>
                  <svg:desc>'queue-results'.D2:'queue-results'.D11</svg:desc>
                </draw:g>
              </table:table-cell>
              <table:table-cell office:value-type="float" office:value="3217950">
                <text:p>3217950</text:p>
                <draw:g>
                  <svg:desc>'queue-results'.E2:'queue-results'.E11</svg:desc>
                </draw:g>
              </table:table-cell>
              <table:table-cell office:value-type="float" office:value="5742940">
                <text:p>5742940</text:p>
                <draw:g>
                  <svg:desc>'queue-results'.F2:'queue-results'.F11</svg:desc>
                </draw:g>
              </table:table-cell>
              <table:table-cell office:value-type="float" office:value="8398930">
                <text:p>8398930</text:p>
                <draw:g>
                  <svg:desc>'queue-results'.G2:'queue-results'.G11</svg:desc>
                </draw:g>
              </table:table-cell>
              <table:table-cell office:value-type="float" office:value="7380840">
                <text:p>7380840</text:p>
                <draw:g>
                  <svg:desc>'queue-results'.H2:'queue-results'.H11</svg:desc>
                </draw:g>
              </table:table-cell>
              <table:table-cell office:value-type="float" office:value="8769220">
                <text:p>8769220</text:p>
                <draw:g>
                  <svg:desc>'queue-results'.I2:'queue-results'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766060">
                <text:p>1766060</text:p>
              </table:table-cell>
              <table:table-cell office:value-type="float" office:value="4701250">
                <text:p>4701250</text:p>
              </table:table-cell>
              <table:table-cell office:value-type="float" office:value="1165920">
                <text:p>1165920</text:p>
              </table:table-cell>
              <table:table-cell office:value-type="float" office:value="3567550">
                <text:p>3567550</text:p>
              </table:table-cell>
              <table:table-cell office:value-type="float" office:value="5674610">
                <text:p>5674610</text:p>
              </table:table-cell>
              <table:table-cell office:value-type="float" office:value="3476770">
                <text:p>3476770</text:p>
              </table:table-cell>
              <table:table-cell office:value-type="float" office:value="3979130">
                <text:p>3979130</text:p>
              </table:table-cell>
              <table:table-cell office:value-type="float" office:value="8623380">
                <text:p>86233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1601050">
                <text:p>1601050</text:p>
              </table:table-cell>
              <table:table-cell office:value-type="float" office:value="4623370">
                <text:p>4623370</text:p>
              </table:table-cell>
              <table:table-cell office:value-type="float" office:value="4314340">
                <text:p>4314340</text:p>
              </table:table-cell>
              <table:table-cell office:value-type="float" office:value="3274460">
                <text:p>3274460</text:p>
              </table:table-cell>
              <table:table-cell office:value-type="float" office:value="5743900">
                <text:p>5743900</text:p>
              </table:table-cell>
              <table:table-cell office:value-type="float" office:value="3183090">
                <text:p>3183090</text:p>
              </table:table-cell>
              <table:table-cell office:value-type="float" office:value="4083020">
                <text:p>4083020</text:p>
              </table:table-cell>
              <table:table-cell office:value-type="float" office:value="7973020">
                <text:p>79730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565110">
                <text:p>1565110</text:p>
              </table:table-cell>
              <table:table-cell office:value-type="float" office:value="4284630">
                <text:p>4284630</text:p>
              </table:table-cell>
              <table:table-cell office:value-type="float" office:value="4376350">
                <text:p>4376350</text:p>
              </table:table-cell>
              <table:table-cell office:value-type="float" office:value="3455650">
                <text:p>3455650</text:p>
              </table:table-cell>
              <table:table-cell office:value-type="float" office:value="5713420">
                <text:p>5713420</text:p>
              </table:table-cell>
              <table:table-cell office:value-type="float" office:value="2986320">
                <text:p>2986320</text:p>
              </table:table-cell>
              <table:table-cell office:value-type="float" office:value="3857330">
                <text:p>3857330</text:p>
              </table:table-cell>
              <table:table-cell office:value-type="float" office:value="8031730">
                <text:p>80317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1612640">
                <text:p>1612640</text:p>
              </table:table-cell>
              <table:table-cell office:value-type="float" office:value="4510600">
                <text:p>4510600</text:p>
              </table:table-cell>
              <table:table-cell office:value-type="float" office:value="4233800">
                <text:p>4233800</text:p>
              </table:table-cell>
              <table:table-cell office:value-type="float" office:value="3495650">
                <text:p>3495650</text:p>
              </table:table-cell>
              <table:table-cell office:value-type="float" office:value="5750430">
                <text:p>5750430</text:p>
              </table:table-cell>
              <table:table-cell office:value-type="float" office:value="2889660">
                <text:p>2889660</text:p>
              </table:table-cell>
              <table:table-cell office:value-type="float" office:value="3918830">
                <text:p>3918830</text:p>
              </table:table-cell>
              <table:table-cell office:value-type="float" office:value="7876510">
                <text:p>78765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1505100">
                <text:p>1505100</text:p>
              </table:table-cell>
              <table:table-cell office:value-type="float" office:value="4543280">
                <text:p>4543280</text:p>
              </table:table-cell>
              <table:table-cell office:value-type="float" office:value="4149440">
                <text:p>4149440</text:p>
              </table:table-cell>
              <table:table-cell office:value-type="float" office:value="3503140">
                <text:p>3503140</text:p>
              </table:table-cell>
              <table:table-cell office:value-type="float" office:value="5703520">
                <text:p>5703520</text:p>
              </table:table-cell>
              <table:table-cell office:value-type="float" office:value="2830830">
                <text:p>2830830</text:p>
              </table:table-cell>
              <table:table-cell office:value-type="float" office:value="4092500">
                <text:p>4092500</text:p>
              </table:table-cell>
              <table:table-cell office:value-type="float" office:value="7801660">
                <text:p>78016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1690840">
                <text:p>1690840</text:p>
              </table:table-cell>
              <table:table-cell office:value-type="float" office:value="4901550">
                <text:p>4901550</text:p>
              </table:table-cell>
              <table:table-cell office:value-type="float" office:value="4215950">
                <text:p>4215950</text:p>
              </table:table-cell>
              <table:table-cell office:value-type="float" office:value="3500670">
                <text:p>3500670</text:p>
              </table:table-cell>
              <table:table-cell office:value-type="float" office:value="5708490">
                <text:p>5708490</text:p>
              </table:table-cell>
              <table:table-cell office:value-type="float" office:value="2509780">
                <text:p>2509780</text:p>
              </table:table-cell>
              <table:table-cell office:value-type="float" office:value="3932460">
                <text:p>3932460</text:p>
              </table:table-cell>
              <table:table-cell office:value-type="float" office:value="7118370">
                <text:p>71183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1550810">
                <text:p>1550810</text:p>
              </table:table-cell>
              <table:table-cell office:value-type="float" office:value="4165110">
                <text:p>4165110</text:p>
              </table:table-cell>
              <table:table-cell office:value-type="float" office:value="4150980">
                <text:p>4150980</text:p>
              </table:table-cell>
              <table:table-cell office:value-type="float" office:value="3483970">
                <text:p>3483970</text:p>
              </table:table-cell>
              <table:table-cell office:value-type="float" office:value="5727740">
                <text:p>5727740</text:p>
              </table:table-cell>
              <table:table-cell office:value-type="float" office:value="2404500">
                <text:p>2404500</text:p>
              </table:table-cell>
              <table:table-cell office:value-type="float" office:value="3811570">
                <text:p>3811570</text:p>
              </table:table-cell>
              <table:table-cell office:value-type="float" office:value="6711340">
                <text:p>671134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3">
                <text:p>33</text:p>
              </table:table-cell>
              <table:table-cell office:value-type="float" office:value="1506640">
                <text:p>1506640</text:p>
              </table:table-cell>
              <table:table-cell office:value-type="float" office:value="4467820">
                <text:p>4467820</text:p>
              </table:table-cell>
              <table:table-cell office:value-type="float" office:value="4168560">
                <text:p>4168560</text:p>
              </table:table-cell>
              <table:table-cell office:value-type="float" office:value="3449660">
                <text:p>3449660</text:p>
              </table:table-cell>
              <table:table-cell office:value-type="float" office:value="5693490">
                <text:p>5693490</text:p>
              </table:table-cell>
              <table:table-cell office:value-type="float" office:value="2241980">
                <text:p>2241980</text:p>
              </table:table-cell>
              <table:table-cell office:value-type="float" office:value="3801590">
                <text:p>3801590</text:p>
              </table:table-cell>
              <table:table-cell office:value-type="float" office:value="6420020">
                <text:p>642002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1608320">
                <text:p>1608320</text:p>
              </table:table-cell>
              <table:table-cell office:value-type="float" office:value="4319490">
                <text:p>4319490</text:p>
              </table:table-cell>
              <table:table-cell office:value-type="float" office:value="4058860">
                <text:p>4058860</text:p>
              </table:table-cell>
              <table:table-cell office:value-type="float" office:value="3424590">
                <text:p>3424590</text:p>
              </table:table-cell>
              <table:table-cell office:value-type="float" office:value="5647110">
                <text:p>5647110</text:p>
              </table:table-cell>
              <table:table-cell office:value-type="float" office:value="1524190">
                <text:p>1524190</text:p>
              </table:table-cell>
              <table:table-cell office:value-type="float" office:value="3818250">
                <text:p>3818250</text:p>
              </table:table-cell>
              <table:table-cell office:value-type="float" office:value="5406540">
                <text:p>54065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